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Eigener_20_Farbverlauf_20_Mittelorang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75cm" svg:stroke-color="#ffffff" draw:marker-start-width="1.325cm" draw:marker-end-width="1.325cm" draw:fill="none" draw:textarea-vertical-align="middle" fo:padding-top="0.5cm" fo:padding-bottom="0.5cm" fo:padding-left="0.625cm" fo:padding-right="0.625cm"/>
    </style:style>
    <style:style style:name="P1" style:family="paragraph">
      <style:paragraph-properties fo:text-align="center"/>
      <style:text-properties fo:color="#000000" style:font-name="Open Sans Condensed" fo:font-size="200pt" style:font-size-asian="200pt" style:font-size-complex="200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0cm" svg:y="0cm">
          <text:p text:style-name="P2"/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2" draw:layer="layout" svg:width="5.124cm" svg:height="5.437cm" svg:x="3cm" svg:y="1.362cm" svg:viewBox="0 0 5125 5438" draw:points="3312,0 0,4375 1812,5438 5125,1125 3375,63">
          <text:p/>
        </draw:polygon>
        <draw:polygon draw:style-name="gr2" draw:text-style-name="P2" draw:layer="layout" svg:width="2.437cm" svg:height="2.686cm" svg:x="2.312cm" svg:y="5.8cm" svg:viewBox="0 0 2438 2687" draw:points="625,0 0,2687 2438,1063 750,6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igener_20_Farbverlauf_20_Mittelorange" draw:display-name="Eigener Farbverlauf Mittelorange" draw:style="linear" draw:start-color="#ffd320" draw:end-color="#ff950e" draw:start-intensity="100%" draw:end-intensity="100%" draw:angle="0" draw:border="0%"/>
    <draw:gradient draw:name="Lightgray" draw:style="linear" draw:start-color="#ffffff" draw:end-color="#c0c0c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6-19T14:29:44.172000000</dc:date>
    <meta:editing-duration>PT1M19S</meta:editing-duration>
    <meta:editing-cycles>17</meta:editing-cycles>
    <meta:generator>LibreOffice/4.2.4.2$Windows_x86 LibreOffice_project/63150712c6d317d27ce2db16eb94c2f3d7b699f8</meta:generator>
    <meta:document-statistic meta:object-count="3"/>
  </office:meta>
</office:document-meta>
</file>